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28b" officeooo:paragraph-rsid="001fc28b"/>
    </style:style>
    <style:style style:name="P2" style:family="paragraph" style:parent-style-name="Standard">
      <style:text-properties officeooo:rsid="00218dae" officeooo:paragraph-rsid="00218dae"/>
    </style:style>
    <style:style style:name="P3" style:family="paragraph" style:parent-style-name="Standard">
      <style:text-properties officeooo:rsid="002380fd" officeooo:paragraph-rsid="002380fd"/>
    </style:style>
    <style:style style:name="P4" style:family="paragraph" style:parent-style-name="Standard">
      <style:text-properties officeooo:rsid="0023a157" officeooo:paragraph-rsid="0023a157"/>
    </style:style>
    <style:style style:name="P5" style:family="paragraph" style:parent-style-name="Standard">
      <style:text-properties officeooo:rsid="00252c48" officeooo:paragraph-rsid="00252c48"/>
    </style:style>
    <style:style style:name="P6" style:family="paragraph" style:parent-style-name="Standard">
      <style:text-properties officeooo:rsid="0027b04e" officeooo:paragraph-rsid="0027b04e"/>
    </style:style>
    <style:style style:name="P7" style:family="paragraph" style:parent-style-name="Standard">
      <style:text-properties officeooo:rsid="0027b04e" officeooo:paragraph-rsid="0029fed6"/>
    </style:style>
    <style:style style:name="P8" style:family="paragraph" style:parent-style-name="Standard">
      <style:text-properties officeooo:rsid="0027b04e" officeooo:paragraph-rsid="002e3369"/>
    </style:style>
    <style:style style:name="P9" style:family="paragraph" style:parent-style-name="Standard">
      <style:text-properties officeooo:rsid="002825db" officeooo:paragraph-rsid="002825db"/>
    </style:style>
    <style:style style:name="P10" style:family="paragraph" style:parent-style-name="Standard">
      <style:text-properties officeooo:rsid="002825db" officeooo:paragraph-rsid="0029fed6"/>
    </style:style>
    <style:style style:name="P11" style:family="paragraph" style:parent-style-name="Standard">
      <style:text-properties officeooo:rsid="002ae946" officeooo:paragraph-rsid="002ae946"/>
    </style:style>
    <style:style style:name="P12" style:family="paragraph" style:parent-style-name="Standard">
      <style:text-properties officeooo:rsid="002c49ad" officeooo:paragraph-rsid="002c49ad"/>
    </style:style>
    <style:style style:name="P13" style:family="paragraph" style:parent-style-name="Standard">
      <style:text-properties officeooo:rsid="002c49ad" officeooo:paragraph-rsid="002fa284"/>
    </style:style>
    <style:style style:name="P14" style:family="paragraph" style:parent-style-name="Standard">
      <style:text-properties officeooo:rsid="002e3369" officeooo:paragraph-rsid="002e3369"/>
    </style:style>
    <style:style style:name="P15" style:family="paragraph" style:parent-style-name="Standard">
      <style:text-properties officeooo:rsid="002fa284" officeooo:paragraph-rsid="002fa284"/>
    </style:style>
    <style:style style:name="P16" style:family="paragraph" style:parent-style-name="Standard">
      <style:text-properties officeooo:rsid="002fd328" officeooo:paragraph-rsid="002fd328"/>
    </style:style>
    <style:style style:name="P17" style:family="paragraph" style:parent-style-name="Standard">
      <style:text-properties officeooo:rsid="002febd1" officeooo:paragraph-rsid="002febd1"/>
    </style:style>
    <style:style style:name="P18" style:family="paragraph" style:parent-style-name="Standard">
      <style:text-properties officeooo:rsid="0030f74f" officeooo:paragraph-rsid="0030f74f"/>
    </style:style>
    <style:style style:name="T1" style:family="text">
      <style:text-properties officeooo:rsid="00218dae"/>
    </style:style>
    <style:style style:name="T2" style:family="text">
      <style:text-properties officeooo:rsid="002380fd"/>
    </style:style>
    <style:style style:name="T3" style:family="text">
      <style:text-properties officeooo:rsid="0023a157"/>
    </style:style>
    <style:style style:name="T4" style:family="text">
      <style:text-properties officeooo:rsid="0027174a"/>
    </style:style>
    <style:style style:name="T5" style:family="text">
      <style:text-properties officeooo:rsid="0027b04e"/>
    </style:style>
    <style:style style:name="T6" style:family="text">
      <style:text-properties officeooo:rsid="002825db"/>
    </style:style>
    <style:style style:name="T7" style:family="text">
      <style:text-properties officeooo:rsid="0029fed6"/>
    </style:style>
    <style:style style:name="T8" style:family="text">
      <style:text-properties officeooo:rsid="002e3369"/>
    </style:style>
    <style:style style:name="T9" style:family="text">
      <style:text-properties officeooo:rsid="002fa284"/>
    </style:style>
    <style:style style:name="T10" style:family="text">
      <style:text-properties officeooo:rsid="002c49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、安装软件包指令：</text:p>
      <text:p text:style-name="P1">1）sudo dpkg -i *.deb（安装全部.deb后缀的文件）</text:p>
      <text:p text:style-name="P1">2）sudo dpkg -i xxx.deb（安装xxx.deb的文件）</text:p>
      <text:p text:style-name="P1"/>
      <text:p text:style-name="P1">2、运行<text:span text:style-name="T1">ros指令：</text:span></text:p>
      <text:p text:style-name="P2">1）roscore（启动ros）</text:p>
      <text:p text:style-name="P2">2）rosrun turtlesim turtlesim_node（启动tutlesim）</text:p>
      <text:p text:style-name="P2">3）rosrun turtlesim turtle_teleop_key（启动tutlesim键盘控制节点）</text:p>
      <text:p text:style-name="P2">4）rviz（启动rviz，在启动roscore的基础上）</text:p>
      <text:p text:style-name="P2">5）gazebo（启动gazebo，在启动roscore的基础上）</text:p>
      <text:p text:style-name="P2"/>
      <text:p text:style-name="P3">3、快捷键：</text:p>
      <text:p text:style-name="P3">1）Ctrl+Alt+T（打开终端）</text:p>
      <text:p text:style-name="P3">2）Ctrl+Shift+C（复制）</text:p>
      <text:p text:style-name="P3">3）Ctrl+Shift+V（粘贴）</text:p>
      <text:p text:style-name="P4">4）<text:span text:style-name="T2">Ctrl+C/</text:span>Z（取消/暂停当前进程）</text:p>
      <text:p text:style-name="P4">5）<text:span text:style-name="T2">Ctrl+</text:span>D（退出终端）</text:p>
      <text:p text:style-name="P4">6）Ctrl+U（删除从光标到行首）</text:p>
      <text:p text:style-name="P5">7）<text:span text:style-name="T3">Ctrl+K（删除从光标到行尾）</text:span></text:p>
      <text:p text:style-name="P4"><text:span text:style-name="T4">8）</text:span>Ctrl+W（删除前一个单词）</text:p>
      <text:p text:style-name="P4"><text:span text:style-name="T4">9）</text:span>Ctrl+Y（粘贴上次删除的内容）</text:p>
      <text:p text:style-name="P4"/>
      <text:p text:style-name="P8">4、关机、重启指令</text:p>
      <text:p text:style-name="P14">1）poweroff（关机）</text:p>
      <text:p text:style-name="P14">2）shutdown -h 10（10分钟后关机）</text:p>
      <text:p text:style-name="P14">3）reboot（重启）</text:p>
      <text:p text:style-name="P14">4）shutdown -r 10（10分钟后重启）</text:p>
      <text:p text:style-name="P14">5）shutdown -c（取消之前过段时间重启或关机的指令）</text:p>
      <text:p text:style-name="P14"/>
      <text:p text:style-name="P8"><text:span text:style-name="T8">5、</text:span>文件夹（目录）指令</text:p>
      <text:p text:style-name="P6">1）pwd（查询当前所处文件夹路径）</text:p>
      <text:p text:style-name="P7">2）cd（退出当前文件夹路径，回到/<text:span text:style-name="T6">home/e的主文件夹，主文件夹的路径称为主路径</text:span>）</text:p>
      <text:p text:style-name="P9">3）cd ..（退回到上一级文件夹）</text:p>
      <text:p text:style-name="P9">4）cd 桌面（在主文件夹才能直接cd加下级文件夹名称）</text:p>
      <text:p text:style-name="P10">5）<text:span text:style-name="T7">cd </text:span><text:span text:style-name="T5">/</text:span>home/e/下载（在任意文件夹里可以直接<text:span text:style-name="T7">cd加包含主路径的精确路径</text:span>）</text:p>
      <text:p text:style-name="P11">6）mkdir 文件夹名称（新建一个文件夹）</text:p>
      <text:p text:style-name="P11">7）ls（可以查看当前文件夹下的所有文件或文件夹）</text:p>
      <text:p text:style-name="P11">8）touch 文件名称（新建一个txt文件）</text:p>
      <text:p text:style-name="P12">9）mv 文件名称/文件夹名称 包含主路径的精确路径（将文件或文件夹剪切到对应路径中）</text:p>
      <text:p text:style-name="P13">10）<text:span text:style-name="T9">cp </text:span>文件名称 包含主路径的精确路径（将文件复制到对应路径中）</text:p>
      <text:p text:style-name="P15">11）cp -r <text:span text:style-name="T10">文件夹名称 包含主路径的精确路径（将文件夹递归复制到对应路径中）</text:span></text:p>
      <text:p text:style-name="P15">12）cp <text:span text:style-name="T10">文件名称 包含主路径的精确路径/更改的名称（将更改名称后的文件复制到对应路径中）</text:span></text:p>
      <text:p text:style-name="P16">13）<text:span text:style-name="T9">cp -r </text:span><text:span text:style-name="T10">文件夹名称 包含主路径的精确路径/更改的名称（将更改名称后的文件夹递归复制到对应路径中）</text:span></text:p>
      <text:p text:style-name="P16">14）rm 文件名称（将文件删除）</text:p>
      <text:p text:style-name="P16">15）rm -r 文件夹名称（将文件夹递归删除）</text:p>
      <text:p text:style-name="P17">16）rm –help（帮助查看rm指令用法的指令，也可以cd –help等，只须在指令后加--help即可）</text:p>
      <text:p text:style-name="P17"/>
      <text:p text:style-name="P18"><text:soft-page-break/>6、apt-get指令</text:p>
      <text:p text:style-name="P18">1）sudo apt-get update（更新软件库里的软件）</text:p>
      <text:p text:style-name="P18">2）sudo apt-get install g++（安装g++编译器）</text:p>
      <text:p text:style-name="P18">3）sudo apt-get install python（安装python解析器）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29T10:43:05.321876891</meta:creation-date>
    <meta:generator>LibreOffice/6.4.7.2$Linux_X86_64 LibreOffice_project/40$Build-2</meta:generator>
    <dc:date>2025-12-31T11:31:29.169376821</dc:date>
    <meta:editing-duration>PT43M10S</meta:editing-duration>
    <meta:editing-cycles>9</meta:editing-cycles>
    <meta:document-statistic meta:table-count="0" meta:image-count="0" meta:object-count="0" meta:page-count="2" meta:paragraph-count="46" meta:word-count="797" meta:character-count="1214" meta:non-whitespace-character-count="1169"/>
  </office:meta>
</office:document-meta>
</file>